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7858" officeooo:paragraph-rsid="001c7858"/>
    </style:style>
    <style:style style:name="P2" style:family="paragraph" style:parent-style-name="Standard">
      <style:text-properties officeooo:rsid="001e1270" officeooo:paragraph-rsid="001e1270"/>
    </style:style>
    <style:style style:name="P3" style:family="paragraph" style:parent-style-name="Standard">
      <style:text-properties officeooo:rsid="001e86c6" officeooo:paragraph-rsid="001e86c6"/>
    </style:style>
    <style:style style:name="P4" style:family="paragraph" style:parent-style-name="Standard">
      <style:text-properties officeooo:rsid="00208065" officeooo:paragraph-rsid="00208065"/>
    </style:style>
    <style:style style:name="P5" style:family="paragraph" style:parent-style-name="Standard">
      <style:text-properties officeooo:rsid="00218694" officeooo:paragraph-rsid="00218694"/>
    </style:style>
    <style:style style:name="P6" style:family="paragraph" style:parent-style-name="Standard">
      <style:text-properties officeooo:rsid="002237a3" officeooo:paragraph-rsid="002237a3"/>
    </style:style>
    <style:style style:name="P7" style:family="paragraph" style:parent-style-name="Standard">
      <style:text-properties officeooo:rsid="0023c9d2" officeooo:paragraph-rsid="0023c9d2"/>
    </style:style>
    <style:style style:name="P8" style:family="paragraph" style:parent-style-name="Standard">
      <style:text-properties officeooo:rsid="0025bd8e" officeooo:paragraph-rsid="0025bd8e"/>
    </style:style>
    <style:style style:name="P9" style:family="paragraph" style:parent-style-name="Standard">
      <style:text-properties officeooo:rsid="00270086" officeooo:paragraph-rsid="00270086"/>
    </style:style>
    <style:style style:name="P10" style:family="paragraph" style:parent-style-name="Standard">
      <style:text-properties officeooo:rsid="0028ebe1" officeooo:paragraph-rsid="0028ebe1"/>
    </style:style>
    <style:style style:name="P11" style:family="paragraph" style:parent-style-name="Standard">
      <style:text-properties officeooo:rsid="0029c788" officeooo:paragraph-rsid="0029c788"/>
    </style:style>
    <style:style style:name="P12" style:family="paragraph" style:parent-style-name="Standard">
      <style:text-properties officeooo:rsid="002adba5" officeooo:paragraph-rsid="002adba5"/>
    </style:style>
    <style:style style:name="P13" style:family="paragraph" style:parent-style-name="Standard">
      <style:text-properties officeooo:rsid="002adba5" officeooo:paragraph-rsid="002ca12c"/>
    </style:style>
    <style:style style:name="P14" style:family="paragraph" style:parent-style-name="Standard">
      <style:text-properties officeooo:rsid="001c7858" officeooo:paragraph-rsid="001c7858"/>
    </style:style>
    <style:style style:name="P15" style:family="paragraph" style:parent-style-name="Standard">
      <style:text-properties fo:font-weight="normal" officeooo:rsid="002ca12c" officeooo:paragraph-rsid="002ca12c" style:font-weight-asian="normal" style:font-weight-complex="normal"/>
    </style:style>
    <style:style style:name="P16" style:family="paragraph" style:parent-style-name="Standard">
      <style:text-properties fo:font-weight="normal" officeooo:rsid="002cdb1c" officeooo:paragraph-rsid="002cdb1c" style:font-weight-asian="normal" style:font-weight-complex="normal"/>
    </style:style>
    <style:style style:name="P17" style:family="paragraph" style:parent-style-name="Standard">
      <style:text-properties fo:font-weight="normal" officeooo:rsid="002e2c11" officeooo:paragraph-rsid="002e2c11" style:font-weight-asian="normal" style:font-weight-complex="normal"/>
    </style:style>
    <style:style style:name="P18" style:family="paragraph" style:parent-style-name="Standard">
      <style:text-properties fo:font-weight="normal" officeooo:rsid="002f3475" officeooo:paragraph-rsid="002f3475" style:font-weight-asian="normal" style:font-weight-complex="normal"/>
    </style:style>
    <style:style style:name="P19" style:family="paragraph" style:parent-style-name="Standard">
      <style:text-properties fo:font-weight="normal" officeooo:rsid="00312470" officeooo:paragraph-rsid="00312470" style:font-weight-asian="normal" style:font-weight-complex="normal"/>
    </style:style>
    <style:style style:name="P20" style:family="paragraph" style:parent-style-name="Standard">
      <style:text-properties fo:font-weight="normal" officeooo:rsid="00327e2a" officeooo:paragraph-rsid="00327e2a" style:font-weight-asian="normal" style:font-weight-complex="normal"/>
    </style:style>
    <style:style style:name="P21" style:family="paragraph" style:parent-style-name="Standard">
      <style:text-properties fo:font-weight="normal" officeooo:rsid="0033ff4f" officeooo:paragraph-rsid="0033ff4f" style:font-weight-asian="normal" style:font-weight-complex="normal"/>
    </style:style>
    <style:style style:name="P22" style:family="paragraph" style:parent-style-name="Standard">
      <style:text-properties fo:font-weight="normal" officeooo:rsid="00350fbb" officeooo:paragraph-rsid="00350fbb" style:font-weight-asian="normal" style:font-weight-complex="normal"/>
    </style:style>
    <style:style style:name="P23" style:family="paragraph" style:parent-style-name="Standard">
      <style:text-properties fo:font-weight="normal" officeooo:rsid="0035c5e7" officeooo:paragraph-rsid="0035c5e7" style:font-weight-asian="normal" style:font-weight-complex="normal"/>
    </style:style>
    <style:style style:name="P24" style:family="paragraph" style:parent-style-name="Standard">
      <style:text-properties fo:font-weight="normal" officeooo:rsid="0035f4bd" officeooo:paragraph-rsid="0035f4bd" style:font-weight-asian="normal" style:font-weight-complex="normal"/>
    </style:style>
    <style:style style:name="T1" style:family="text">
      <style:text-properties officeooo:rsid="001e86c6"/>
    </style:style>
    <style:style style:name="T2" style:family="text">
      <style:text-properties officeooo:rsid="00208065"/>
    </style:style>
    <style:style style:name="T3" style:family="text">
      <style:text-properties officeooo:rsid="002237a3"/>
    </style:style>
    <style:style style:name="T4" style:family="text">
      <style:text-properties officeooo:rsid="002adba5"/>
    </style:style>
    <style:style style:name="T5" style:family="text">
      <style:text-properties fo:font-weight="bold" officeooo:rsid="002ca12c" style:font-weight-asian="bold" style:font-weight-complex="bold"/>
    </style:style>
    <style:style style:name="T6" style:family="text">
      <style:text-properties officeooo:rsid="002cdb1c"/>
    </style:style>
    <style:style style:name="T7" style:family="text">
      <style:text-properties officeooo:rsid="002f3475"/>
    </style:style>
    <style:style style:name="T8" style:family="text">
      <style:text-properties officeooo:rsid="00327e2a"/>
    </style:style>
    <style:style style:name="T9" style:family="text">
      <style:text-properties officeooo:rsid="0035c5e7"/>
    </style:style>
    <style:style style:name="T10" style:family="text">
      <style:text-properties officeooo:rsid="0035f4bd"/>
    </style:style>
    <style:style style:name="T11" style:family="text">
      <style:text-properties officeooo:rsid="003858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 parte 1 – Sérgio</text:p>
      <text:p text:style-name="P1"/>
      <text:p text:style-name="P1"><text:tab/><text:tab/><text:tab/><text:tab/><text:span text:style-name="T5">Capítulo I - Agentes</text:span></text:p>
      <text:p text:style-name="P1"/>
      <text:p text:style-name="P1">Oque é um Agente?</text:p>
      <text:p text:style-name="P1"/>
      <text:p text:style-name="P1">Tudo capaz de perceber seu ambiente por meio de sensores e de agir sobre o ambiente por meio de atuadores.</text:p>
      <text:p text:style-name="P1">Termos como ambiente, sensores e atuadores serão melhor definidos.</text:p>
      <text:p text:style-name="P1"/>
      <text:p text:style-name="P1">Um agente tem suas percepções, que são a entrada que os sensores dão em cada dado momento;</text:p>
      <text:p text:style-name="P1">Um agente tem uma função, que é como é descrito seu comportamento. Internamente essa função é descrita como um programa, o programa do agente.</text:p>
      <text:p text:style-name="P1"/>
      <text:p text:style-name="P2">Um agente raciona<text:span text:style-name="T1">l</text:span> é aquele que faz tudo certo. <text:span text:style-name="T1">Para definir oque é certo precisamos de uma medida de desempenho. O desempenho bom virá a partir de uma sequência de estados favoráveis do ambiente. Note do ambiente, e não do agente. Se fosse do agente, ele poderia alcançar a perfeição apenas se iludindo que seu desempenho foi perfeito.</text:span></text:p>
      <text:p text:style-name="P3">A medida de desempenho dependerá do projetista.</text:p>
      <text:p text:style-name="P3">A definição de racionalidade então depende destes quatro fatores:</text:p>
      <text:p text:style-name="P3"/>
      <text:p text:style-name="P3">A medida de desempenho</text:p>
      <text:p text:style-name="P3">O conhecimento prévio do ambiente</text:p>
      <text:p text:style-name="P3">As ações que são executáveis pelo agente</text:p>
      <text:p text:style-name="P3">A sequência de percepções até o momento</text:p>
      <text:p text:style-name="P3"/>
      <text:p text:style-name="P3">A definição de um agente racional então é:</text:p>
      <text:p text:style-name="P3">"Para cada sequência de de percepções possível, um agente racional deve selecionar uma ação que s e espera que venha a maximizar sua medida de desempenho, dada a evidência fornecida pela sequência de percepções e por qualquer conhecimento prévio do agente."</text:p>
      <text:p text:style-name="P3"/>
      <text:p text:style-name="P3">Racionalidade x Onisciência </text:p>
      <text:p text:style-name="P3">A racionalidade não pode levar em conta o efeito real das ações, e apenas oque pode ser previsto com o conhecimento prévio e as percepções. Por exemplo, atravessar a rua olhando para os dois lados e vendo que nenhum carro vem é racional, mas se cair uma mala de um avião e te atingir, você vai morrer, mas ninguêm vai dizer que sua ação de atravessar não foi racional. Um agente racional também deve ser autônomo, no sentido de aprender com suas percepções e usa-las, e não partir apenas do conhecimento prévio de seu projetista.</text:p>
      <text:p text:style-name="P3"/>
      <text:p text:style-name="P3">Oque é um ambiente ?</text:p>
      <text:p text:style-name="P3">Os agentes fazem ações em um ambiente de tarefas. No alto, são problemas os quais os agentes são soluções. O ambiente de tarefas é geralmente definido com um PEAS( Performance, Enviroment, Actuators, Sensors). <text:span text:style-name="T2">Leia <text:line-break/>Medida de Desempenho</text:span></text:p>
      <text:p text:style-name="P4">Ambiente</text:p>
      <text:p text:style-name="P4">Atuadores</text:p>
      <text:p text:style-name="P4">Sensores</text:p>
      <text:p text:style-name="P4"/>
      <text:p text:style-name="P4">Ex. Um agente motorista de taxi autonomo:</text:p>
      <text:p text:style-name="P4">P: Viagem segura, rápida, dentro da lei, confortável e maximizar lucros</text:p>
      <text:p text:style-name="P4">E: Estradas, outros tipos de tráfego, pedestres, clientes.</text:p>
      <text:p text:style-name="P4">A: Direção, acelerador, buzina, sinal, clientes.</text:p>
      <text:p text:style-name="P4"><text:soft-page-break/>S: Câmeras, sonar, velocímetro, GPS, hodômetro, acelerômetro, sensores do motor.</text:p>
      <text:p text:style-name="P4"/>
      <text:p text:style-name="P4">Esse ambiente de tarefas pode ter algumas propriedades que são de nosso interesse enumerar:</text:p>
      <text:p text:style-name="P4"/>
      <text:p text:style-name="P4">Completamente observável vs Parcialmente Observável</text:p>
      <text:p text:style-name="P4">Se os sensores dão acesso ao estado completo(na verdade só aos aspectos relevantes basta) do ambiente a todo instate, ele é completamente observável. Óbvio que relevante vai dizer respeito a qual medida de desempenho se está usando. Se o agente não possui sensores o ambiente é inobservável.</text:p>
      <text:p text:style-name="P4"/>
      <text:p text:style-name="P4">Agente único vs multiagente</text:p>
      <text:p text:style-name="P4">Um outro agente deve ser apenas tratado como agente se o comportamento de tal for melhor descrito como uma maximização de uma medida de desempenho. Se apenas as leis da física bastarem para explicar, ele não precisa ser tratado como um agente. Qualquer ambiente então com mais de um agente é multiagente. Se a medida de desempenho de um interefere negativamente na do outro é um ambiente multiagente competitivo(Ex. Jogo de xadrez). Pode ser cooperativo, como no caso do nosso taxi, outros carros não querem bater nele. Ao mesmo tempo, querem passar na frente, aí depende de mais fatores.</text:p>
      <text:p text:style-name="P4"><text:line-break/>Determinístico vs Estocástico</text:p>
      <text:p text:style-name="P5">Se o próximo estado do ambiente é completamente determinado pelo estado atual e pela ação executada pelo agente, <text:s/>se não ele é estocástico. Estocástico implica que há uma probabilidade na incerteza sobre os fatos ,enquanto o termo "não determinístico" não.</text:p>
      <text:p text:style-name="P5"/>
      <text:p text:style-name="P5">Episódico vs sequencial</text:p>
      <text:p text:style-name="P5">Episódico é o ambiente em que a tarefa do agente é dividida em pontos atômicos. A ação do episódio depende apenas do estado desse episódio, e não dos outros. Ex. Linha de montagem de uma fábrica para checar defeitos em peças. Jogar xadrez é sequencial.</text:p>
      <text:p text:style-name="P5"/>
      <text:p text:style-name="P5">Estático vs Dinâmico</text:p>
      <text:p text:style-name="P5">Se o ambiente se altera independente das ações do agente, ele é dito dinâmico. Se o nível de desempenho se altera mas não o ambiente, dizemos que é semi dinâmico.</text:p>
      <text:p text:style-name="P5"/>
      <text:p text:style-name="P5">Discreto vs Contínuo</text:p>
      <text:p text:style-name="P5">É complicado, mas diz ao estado do abiente, ao modo com o tempo é tratado e às percepções e ações. Por exemplo no Xadrez o número de jogadas possíveis é finito, dirigir o táxi tem velocidades contínuas, percepções contínuas, etc.</text:p>
      <text:p text:style-name="P5"/>
      <text:p text:style-name="P5">Conhecido vs Desconhecido</text:p>
      <text:p text:style-name="P5">Diz respeito <text:span text:style-name="T3">as "leis da física" do mundo. O agente sabe as reações do mundo para cada possível ação? Ou terá que aprender? É como num videogame novo, você deve experimentar os botões para asber oque eles fazem, para ai sim saber qual o combo óptimo. Talvez o agente também tenha que passar por essa aprendizagem.</text:span></text:p>
      <text:p text:style-name="P5"/>
      <text:p text:style-name="P6">Macrotipos de agentes</text:p>
      <text:p text:style-name="P7">Um agente é por cima uma arquitetura + programa. O programa deve ser apropriado para a arquitetura. Se o algoritmo manda "andar", é melhor que tenha pernas na arquitetura.</text:p>
      <text:p text:style-name="P8">Veremos então alguns tipos de programas de agentes. Perceba que o tipo agente de tabela, dito no começo, está fadado ao fracasso. A tabela de estados é muito complexa e pode ser tão grande quanto infinito.</text:p>
      <text:p text:style-name="P8"/>
      <text:p text:style-name="P8"><text:tab/>Agentes Reativos Simples</text:p>
      <text:p text:style-name="P8"><text:soft-page-break/>Os agentes desse tipo selecionam ações baseadas na percepção atual, ignorando o histórico de percepções. Eles são simples mas limitados a problemas em que a solução pode ser achada se a decisão correta puder ser tomada com base apenas na percepção atual.</text:p>
      <text:p text:style-name="P8"><text:tab/>Agentes Reativos baseados em Modelo</text:p>
      <text:p text:style-name="P9">Tem um estado interno de monitorar o mundo de forma a guardar certas percepções antigas, além disso, o "modelo" que chamamos é o modelo do mundo. O agente precisa saber como as suas ações impactam no mundo.(Ex. Se eu girar o volante para a direita, meu carro irá para direita). Se o agente usa esse modelo ele é um agente baseado em modelo. Mas raramente é possível saber o estado atual e completo do mundo, e as ações podem ser tomadas baseadas no "melhor palpite".</text:p>
      <text:p text:style-name="P9"><text:tab/>Agente baseados em objetivos</text:p>
      <text:p text:style-name="P10">As vezes mesmo sabendo do estado do mundo não é possível tomar uma decisão. Dobrar à esquerda ou à direita? Para isso o agente precisa de um objetivo. As decisões para chegar nesse objetivo nem sempre são triviais e a resposta é óbvia, as vezes serão uma série de passos até alcança-lo(problemas de busca). O agente baseado em objetivos pode ser menos eficiente as vezes mas é mais flexível. Se um carro tem o objetivo "não bater", ele poderá se adaptar melhor à condições de chuva, neve, etc.</text:p>
      <text:p text:style-name="P10"><text:tab/>Agentes baseados na utilidade</text:p>
      <text:p text:style-name="P11">A utilidade é uma internalização da medida de desempenho. Inves de um range binário de objetivos como essa ação ajuda para o objetivo e essa não, a utilidade leva em conta mais parâmetros para fazer suas decisões baseado na utilidade esperada, ou o quão ela cumpre as medidas de desempenho do agente.</text:p>
      <text:p text:style-name="P11"><text:tab/><text:span text:style-name="T4">Agentes com aprendizagem</text:span></text:p>
      <text:p text:style-name="P12">Em questão à projetar o seu programa de agente do 0, podemos usar técnicas de aprendizado para que o agente aprenda sozinho como maximizar sua eficiência no mundo e alcançar seu objetivo. Isso deixa o agente bem mais complexo, tendo 4 componentes conceituais:</text:p>
      <text:p text:style-name="P12">Elemento de aprendizado, que faz os aperfeiçoamentos</text:p>
      <text:p text:style-name="P12">Elemento de desempenho, que toma as decisões(seria nosso agente completo antes)</text:p>
      <text:p text:style-name="P12">Sistema de realimentação crítico para o agente julgar como ele esta funcionando.</text:p>
      <text:p text:style-name="P12">Gerador de problemas que sugere ações que levarão a novas experiências.</text:p>
      <text:p text:style-name="P12"/>
      <text:p text:style-name="P13"><text:tab/><text:tab/><text:tab/><text:tab/><text:span text:style-name="T5">Capítulo II – Busca</text:span></text:p>
      <text:p text:style-name="P13"><text:span text:style-name="T5"/></text:p>
      <text:p text:style-name="P15">Aqui vamos falar inicialmente especificamente em agentes baseados em objetivo. Queremos um agente que realize uma série de passos até alcançar o seu objetivo final, e vamos ver como eles podem fazer isso. Daremos o nome de Agentes de resolução de problemas a eles. <text:span text:style-name="T6">Esses problemas em que o resultado final é uma série de passos até atingir o objetivo é chamado de busca.<text:line-break/>Veremos também outros tipos de busca, onde o objetivo é apenas um estado final, e não importa a sequência de passos. Essa diferenciação é importante pois o armazenamento dos passos será um problemas como veremos a seguir.</text:span></text:p>
      <text:p text:style-name="P15"/>
      <text:p text:style-name="P16">Oque é um problema?</text:p>
      <text:p text:style-name="P16">Pode ser definido por 5 componentes:</text:p>
      <text:p text:style-name="P16">Estado inicial</text:p>
      <text:p text:style-name="P16">Ações possíveis</text:p>
      <text:p text:style-name="P16">Descrição do que cada ação faz com o estado do mundo(Modelo de transição)</text:p>
      <text:p text:style-name="P16">Teste de objetivo(testa se chegou no objetivo)</text:p>
      <text:p text:style-name="P16">Custo de caminho</text:p>
      <text:p text:style-name="P17">Um algoritmo pode receber todas essas informações numa estrutura de dados de entrada. Uma solução é um conjunto de estados do inicial até o objetivo. Uma solução ótima é a de menor custo total.</text:p>
      <text:p text:style-name="P17"/>
      <text:p text:style-name="P17">Vamos ver alguns exemplos de prolemas:</text:p>
      <text:p text:style-name="P17"><text:soft-page-break/>Problemas de mundo simplificado</text:p>
      <text:p text:style-name="P17"><text:tab/><text:tab/><text:tab/><text:tab/>Mundo do aspirador de pó</text:p>
      <text:p text:style-name="P17">Estados: Posição do agente e posição da sujeira. Um mundo com n posições tem n * 2^n estados.</text:p>
      <text:p text:style-name="P17">Estado inicial: Qualquer estado pode ser designado como inicial.</text:p>
      <text:p text:style-name="P17">Ações: Esquerda, direita(cima e baixo em caso de 2d), aspirar.</text:p>
      <text:p text:style-name="P17">Modelo de Trancisão: Mover se move para um estado em que o aspirador de pó está uma posição na direção movida. Aspirar sujeira torna o estado daquela posição como limpo. Aspirar um quadrado limpo não tem efeito.</text:p>
      <text:p text:style-name="P17">Teste de objetivo: Todos os quadrados estão limpos</text:p>
      <text:p text:style-name="P17">Custo de caminho: Cada passo custa 1.</text:p>
      <text:p text:style-name="P17"/>
      <text:p text:style-name="P17"><text:tab/><text:tab/><text:tab/>Quebra cabeça de oito peças e nove posições</text:p>
      <text:p text:style-name="P17">Estados: <text:span text:style-name="T7">A posição de cada uma das 8 peças e do quadrado vazio.</text:span></text:p>
      <text:p text:style-name="P18">Estado inicial: Qualquer estado dos acima.</text:p>
      <text:p text:style-name="P18">Ações: Movimenta quadradro vazio horizintalmente ou verticalmente, caso não esteja na borda do tabuleiro, nesse caso o movimento é limitado pela borda.</text:p>
      <text:p text:style-name="P18">Modelo de Transição: Mover o quadrado vazio em uma direção troca o quadrado que está naquela direção por ele.</text:p>
      <text:p text:style-name="P18">Teste de objetivo: Verifica se o estado do mundo é o estado objetivo do jogo.</text:p>
      <text:p text:style-name="P18">Custo de caminho: Cada passo custa 1.</text:p>
      <text:p text:style-name="P18"/>
      <text:p text:style-name="P18">Outros exemplos:</text:p>
      <text:p text:style-name="P18">Problema das 8 rainhas.</text:p>
      <text:p text:style-name="P18">Problema de geração de números de Knuth</text:p>
      <text:p text:style-name="P18"/>
      <text:p text:style-name="P18">Problemas do mundo real</text:p>
      <text:p text:style-name="P18">Exemplos:<text:line-break/>Problema de roteamento</text:p>
      <text:p text:style-name="P18">Problema de roteiro de viagem</text:p>
      <text:p text:style-name="P18">Caixeiro viajante(TSP)</text:p>
      <text:p text:style-name="P18">Leiaute de circuitos eletrônicos VLSI</text:p>
      <text:p text:style-name="P18"/>
      <text:p text:style-name="P18">Fazer a descrição desses objetivos fica como exercício para o leitor.</text:p>
      <text:p text:style-name="P18"/>
      <text:p text:style-name="P19">Comecemos então a teoria de como resolver tais problemas usando os agentes.</text:p>
      <text:p text:style-name="P19">Podemos ver os estados do problema como uma árvore ou um grafo, e a solução seria ir nessa árvore até achar o estado final, começando do estado inicial. Deve ter-se alguns cuidados porém, como a repetição de estados repetitidos para não entrar num loop infinito. Isso nem sempre é possível para alguns problemas, porém.</text:p>
      <text:p text:style-name="P19">A maioria dos algoritmos que falaremos então foca em como transgredir nessa árvore ou grafo até achar o objetivo e depois retornar o caminho feito até esse objetivo. Usaremos algumas estruturas de dados que já <text:s/>deviam ser conhecidas como pilha e fila e também algunas funções simples como Pai, Ação, Estado, Custo, etc. Iremos analisar também questão que não cabem serem explicadas em detalhes aqui, como Completeza, otimização, temo e espaço(Acho que você já deveria saber disso?)</text:p>
      <text:p text:style-name="P19"/>
      <text:p text:style-name="P19">Busca sem informação</text:p>
      <text:p text:style-name="P21">Significa que nosso agente não tem informação adicional sobre estados. Tudo oque eles fazem é gerar nós e checar se o nó é um objetivo.</text:p>
      <text:p text:style-name="P19"><text:tab/>Busca em largura(BFS)</text:p>
      <text:p text:style-name="P19">Expandir o nó inicial por completo, e visitar cada filho. Depois expandir um dos filhos por completo, depois os outros filhos do nó inicial. Para isso põe-se os filhos numa fila fifo para que os primeiros a entrar saiam primeiro. Deve-se manter uma noção dos nós já visitados para não ter laços <text:soft-page-break/>infinitos.</text:p>
      <text:p text:style-name="P19"/>
      <text:p text:style-name="P19"><text:tab/>Busca de custo uniforme(Dijkstra)</text:p>
      <text:p text:style-name="P21">Bem parecido com o algoritmo de Dijkstra.</text:p>
      <text:p text:style-name="P21"><text:a xlink:type="simple" xlink:href="https://github.com/Gui-Lima/Algorithms-and-Data-Structures/tree/master/Greedy-Algorithms/Djkistra" text:style-name="Internet_20_link" text:visited-style-name="Visited_20_Internet_20_Link">https://github.com/Gui-Lima/Algorithms-and-Data-Structures/tree/master/Greedy-Algorithms/Djkistra</text:a></text:p>
      <text:p text:style-name="P21"/>
      <text:p text:style-name="P19"><text:tab/><text:span text:style-name="T8">Busca em profundidade(DFS)</text:span></text:p>
      <text:p text:style-name="P20">Me poupe.</text:p>
      <text:p text:style-name="P20"/>
      <text:p text:style-name="P20"><text:tab/>Busca em profundidade limitado</text:p>
      <text:p text:style-name="P20">Muito dos problemas acima são estados infinitos em alguns problemas e problemas de armazenamento. Para resolver esses problemas podemos por um limite para a profundidade que iremos na DFS.</text:p>
      <text:p text:style-name="P20"><text:tab/>Busca de aprofundamento Iterativo</text:p>
      <text:p text:style-name="P20">Fazemos a busca acima só que em loop aumentando em 1 o limite da profundidade a cada passada. Assim, a árvore vai aumentando iterativamente com o algoritmo dependendo de quão longe está o objetivo.</text:p>
      <text:p text:style-name="P20"><text:tab/>Busca bidirecional</text:p>
      <text:p text:style-name="P20">Duas buscas simultâneas, uma do objetivo e outra do início, o ponto em que se encontrarem será um a das soluções. Note que talvez não a solução ótima, talvez tenha que ser feita essa checagem depois de achar mais caminhos.</text:p>
      <text:p text:style-name="P20"/>
      <text:p text:style-name="P20">Comparação das buscas</text:p>
      <text:p text:style-name="P20"/>
      <text:p text:style-name="P20"><text:tab/><text:tab/>BFS<text:tab/><text:tab/>Djikstra<text:tab/>DFS<text:tab/><text:tab/>DFSL<text:tab/><text:tab/>DFSI<text:tab/><text:tab/>Bidi</text:p>
      <text:p text:style-name="P20">Completa<text:tab/>Sim*<text:tab/><text:tab/> Sim**<text:tab/><text:tab/>Não<text:tab/><text:tab/>Não<text:tab/><text:tab/>Sim* <text:s text:c="2"/><text:tab/> <text:s text:c="5"/>Sim**</text:p>
      <text:p text:style-name="P20">Tempo<text:tab/><text:tab/>O(n^m)<text:tab/>O(n^1+m)<text:tab/>O(n^m)<text:tab/>O(n^m)<text:tab/>O(n^m) <text:s text:c="2"/>O(n^m/2)</text:p>
      <text:p text:style-name="P20">Espaço<text:tab/><text:tab/>"<text:tab/><text:tab/>"<text:tab/><text:tab/>"<text:tab/><text:tab/>"<text:tab/><text:tab/>"<text:tab/><text:tab/>"</text:p>
      <text:p text:style-name="P20">Ótima<text:tab/><text:tab/>Sim<text:tab/><text:tab/>Sim<text:tab/><text:tab/>Não<text:tab/><text:tab/>Não<text:tab/><text:tab/>Sim<text:tab/><text:tab/>Sim</text:p>
      <text:p text:style-name="P20"/>
      <text:p text:style-name="P20">* completa se m finito</text:p>
      <text:p text:style-name="P20">** Completa se custo de passo é positivo</text:p>
      <text:p text:style-name="P20"/>
      <text:p text:style-name="P20"/>
      <text:p text:style-name="P21">Busca informada</text:p>
      <text:p text:style-name="P22">São buscas em que temos mais informações. <text:span text:style-name="T9">Para que esses algoritmos sejam ótimos é preciso que a função que eles usam(leia heurística) seja admissível. Que é nunca super estimar o custo de atingir o objetivo. Numa busca de melhor caminho, uma heurística que usa a distância poderia usar a distância da reta entre cidades, é admissível pois é o caminho mais curto. Isso vale para todos os próximos algoritmos.</text:span></text:p>
      <text:p text:style-name="P22"><text:tab/>Busca gulosa de melhor escola</text:p>
      <text:p text:style-name="P23">Em cada iteração, busca o próximo nó que está mais próximo do objetivo, com a ideia que isso encontrará uma solução rapidamente. Isso nem sempre dará o melhor resultado mas em geral esses algoritmos gulosos se dão muito bem.(Veremos mais deles depois)</text:p>
      <text:p text:style-name="P23"/>
      <text:p text:style-name="P22"><text:tab/>Busca A*</text:p>
      <text:p text:style-name="P23">Avalia os nós baseado em não só o custo dele pro objetivo, mas o custo do nó inicial até aquele nó. A* é ótimo em contextos de árvore se a heurística h(n) for admissível e para grafos se h(n) for conscistente. Ele busca sempre o nó com menor h(n) que é a combinação da distância até o final + a distância até chegar onde está, como já dito. A* poda alguns nós, e esse conceito é importante, o de podagem. Ele permite excluir caminhos e simplificar problemas complexos.(Como um Branch and <text:soft-page-break/>Bound) <text:span text:style-name="T10">O ruim de A* é que nem sempre é praticável insistir em uma solução ótima com ele. Apesar de tempo de computação humilde, o de memória é gigante para manter os nós gerados.</text:span></text:p>
      <text:p text:style-name="P22"><text:tab/>A* iterativo - <text:span text:style-name="T11">IDA*</text:span></text:p>
      <text:p text:style-name="P24">Para resolver esse problema, <text:span text:style-name="T11">adiciona-se a ideia da iteratividade descrita anteriormente no DFS iterativo. </text:span></text:p>
      <text:p text:style-name="P24"><text:tab/><text:span text:style-name="T11">RBFS e MA*</text:span></text:p>
      <text:p text:style-name="P24"/>
      <text:p text:style-name="P22"><text:tab/>Aprendizagem para melhorar busc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22S</meta:editing-duration>
    <meta:editing-cycles>12</meta:editing-cycles>
    <meta:generator>LibreOffice/5.1.6.2$Linux_X86_64 LibreOffice_project/10m0$Build-2</meta:generator>
    <dc:date>2018-09-30T17:20:14.853391865</dc:date>
    <meta:document-statistic meta:table-count="0" meta:image-count="0" meta:object-count="0" meta:page-count="6" meta:paragraph-count="131" meta:word-count="2336" meta:character-count="14002" meta:non-whitespace-character-count="11723"/>
    <meta:user-defined meta:name="Info 1"/>
    <meta:user-defined meta:name="Info 2"/>
    <meta:user-defined meta:name="Info 3"/>
    <meta:user-defined meta:name="Info 4"/>
  </office:meta>
</office:document-meta>
</file>